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23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6.186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 style:data-style-name="N104"/>
    <style:style style:name="ce12" style:family="table-cell" style:parent-style-name="Default" style:data-style-name="N111"/>
    <style:style style:name="ce13" style:family="table-cell" style:parent-style-name="Default" style:data-style-name="N111">
      <style:table-cell-properties fo:background-color="#cccccc"/>
    </style:style>
    <style:style style:name="ce14" style:family="table-cell" style:parent-style-name="Default" style:data-style-name="N111">
      <style:table-cell-properties fo:background-color="transparent"/>
    </style:style>
    <style:style style:name="ce15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number-columns-repeated="1017" table:default-cell-style-name="Default"/>
        <table:table-row table:style-name="ro3">
          <table:table-cell/>
          <table:table-cell table:style-name="ce4" office:value-type="string" table:number-columns-spanned="3" table:number-rows-spanned="1">
            <text:p>Node component list</text:p>
          </table:table-cell>
          <table:covered-table-cell table:style-name="ce10"/>
          <table:covered-table-cell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Part 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NOK</text:p>
          </table:table-cell>
          <table:table-cell table:style-name="ce1" office:value-type="string">
            <text:p>USD</text:p>
          </table:table-cell>
          <table:table-cell table:style-name="ce1" office:value-type="string">
            <text:p>Supplier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1"/>
          <table:table-cell table:style-name="ce7" office:value-type="string">
            <text:p>Olimexino STM32 H103</text:p>
          </table:table-cell>
          <table:table-cell table:style-name="ce1"/>
          <table:table-cell/>
          <table:table-cell office:value-type="currency" office:currency="USD" office:value="75">
            <text:p>$75,00</text:p>
          </table:table-cell>
          <table:table-cell office:value-type="string">
            <text:p>Mouser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M-406A SiRF III</text:p>
          </table:table-cell>
          <table:table-cell table:style-name="ce7" office:value-type="string">
            <text:p>GPS with PPS</text:p>
          </table:table-cell>
          <table:table-cell table:style-name="ce1"/>
          <table:table-cell table:style-name="ce11" office:value-type="currency" office:currency="NOK" office:value="443">
            <text:p>kr 443,00</text:p>
          </table:table-cell>
          <table:table-cell/>
          <table:table-cell office:value-type="string">
            <text:p>ELFA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F200PD1</text:p>
          </table:table-cell>
          <table:table-cell office:value-type="string">
            <text:p>Synapse RF transciever</text:p>
          </table:table-cell>
          <table:table-cell table:number-columns-repeated="2"/>
          <table:table-cell office:value-type="currency" office:currency="USD" office:value="27">
            <text:p>$27,00</text:p>
          </table:table-cell>
          <table:table-cell office:value-type="string">
            <text:p>Future Electronics / Solarobotic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39252">
            <text:p>39252</text:p>
          </table:table-cell>
          <table:table-cell office:value-type="string">
            <text:p>Synapse Breakout Board</text:p>
          </table:table-cell>
          <table:table-cell table:number-columns-repeated="3"/>
          <table:table-cell office:value-type="string">
            <text:p>Solarobotic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SN171GG-N</text:p>
          </table:table-cell>
          <table:table-cell table:style-name="ce2" office:value-type="string">
            <text:p>SNAP ProtoBoard</text:p>
          </table:table-cell>
          <table:table-cell table:style-name="ce2" table:number-columns-repeated="2"/>
          <table:table-cell table:style-name="ce13" office:value-type="currency" office:currency="USD" office:value="42">
            <text:p>$42,00</text:p>
          </table:table-cell>
          <table:table-cell table:style-name="ce2" office:value-type="string">
            <text:p>Future Electronics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>
            <text:p>RF power amplifier</text:p>
          </table:table-cell>
          <table:table-cell table:style-name="ce2" table:number-columns-repeated="2"/>
          <table:table-cell table:style-name="ce13" office:value-type="currency" office:currency="USD" office:value="180">
            <text:p>$180,00</text:p>
          </table:table-cell>
          <table:table-cell table:style-name="ce2" office:value-type="string">
            <text:p>Radiolabs</text:p>
          </table:table-cell>
          <table:table-cell table:style-name="ce2"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F Antenna 15 dBi Omnidirectional</text:p>
          </table:table-cell>
          <table:table-cell table:number-columns-repeated="2"/>
          <table:table-cell office:value-type="currency" office:currency="USD" office:value="150">
            <text:p>$150,00</text:p>
          </table:table-cell>
          <table:table-cell office:value-type="string">
            <text:p>Radiolab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6 GB microSD card (high quality)</text:p>
          </table:table-cell>
          <table:table-cell table:number-columns-repeated="2"/>
          <table:table-cell office:value-type="currency" office:currency="USD" office:value="33">
            <text:p>$33,00</text:p>
          </table:table-cell>
          <table:table-cell office:value-type="string">
            <text:p>Komplet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S1282EVM</text:p>
          </table:table-cell>
          <table:table-cell office:value-type="string">
            <text:p>ADC 24bit evaluation board</text:p>
          </table:table-cell>
          <table:table-cell table:number-columns-repeated="2"/>
          <table:table-cell office:value-type="currency" office:currency="USD" office:value="49">
            <text:p>$49,00</text:p>
          </table:table-cell>
          <table:table-cell office:value-type="string">
            <text:p>Mouser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SS-110-03-L-D</text:p>
          </table:table-cell>
          <table:table-cell office:value-type="string">
            <text:p>ADS1282EVM Headers 20 pin</text:p>
          </table:table-cell>
          <table:table-cell table:number-columns-repeated="3"/>
          <table:table-cell office:value-type="string">
            <text:p>Samtec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SS-105-03-L-D</text:p>
          </table:table-cell>
          <table:table-cell office:value-type="string">
            <text:p>ADS1282EVM Headers 10 pin</text:p>
          </table:table-cell>
          <table:table-cell table:number-columns-repeated="3"/>
          <table:table-cell office:value-type="string">
            <text:p>Samtec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Hydrophone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attery 12V 100Ah</text:p>
          </table:table-cell>
          <table:table-cell table:number-columns-repeated="2"/>
          <table:table-cell office:value-type="currency" office:currency="USD" office:value="250">
            <text:p>$250,00</text:p>
          </table:table-cell>
          <table:table-cell table:style-name="ce15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table:number-columns-spanned="2" table:number-rows-spanned="1">
            <text:p>Power regulation and preamp/buffer</text:p>
          </table:table-cell>
          <table:covered-table-cell/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TEN 5-1222</text:p>
          </table:table-cell>
          <table:table-cell office:value-type="string">
            <text:p>DC / DC 9 – 18 -&gt; +/- 12V</text:p>
          </table:table-cell>
          <table:table-cell table:number-columns-repeated="2"/>
          <table:table-cell office:value-type="currency" office:currency="USD" office:value="86">
            <text:p>$86,00</text:p>
          </table:table-cell>
          <table:table-cell office:value-type="string">
            <text:p>ELFA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string">
            <text:p>Switching voltage reg +5V</text:p>
          </table:table-cell>
          <table:table-cell table:style-name="ce3" table:number-columns-repeated="2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string">
            <text:p>Voltage reg +10V</text:p>
          </table:table-cell>
          <table:table-cell table:style-name="ce3" table:number-columns-repeated="2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string">
            <text:p>Voltage reg -10V</text:p>
          </table:table-cell>
          <table:table-cell table:style-name="ce3" table:number-columns-repeated="2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string">
            <text:p>Voltage reg +6V</text:p>
          </table:table-cell>
          <table:table-cell table:style-name="ce3" table:number-columns-repeated="2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string">
            <text:p>Voltage reg -6V</text:p>
          </table:table-cell>
          <table:table-cell table:style-name="ce3" table:number-columns-repeated="2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string">
            <text:p>Voltage reg -5V</text:p>
          </table:table-cell>
          <table:table-cell table:style-name="ce3" table:number-columns-repeated="2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4,7kOhm</text:p>
          </table:table-cell>
          <table:table-cell/>
          <table:table-cell table:style-name="ce3" office:value-type="string">
            <text:p>Pull-up I2C</text:p>
          </table:table-cell>
          <table:table-cell table:style-name="ce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100 uF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0.1 uF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0.3 uF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380 pF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2.2uF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41.67 kOhm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58.33 kOhm</text:p>
          </table:table-cell>
          <table:table-cell table:style-name="ce3" table:number-columns-repeated="3"/>
          <table:table-cell table:style-name="ce14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OPA620</text:p>
          </table:table-cell>
          <table:table-cell table:style-name="ce3"/>
          <table:table-cell table:style-name="ce3" office:value-type="string">
            <text:p>(alt: LM833N)</text:p>
          </table:table-cell>
          <table:table-cell table:style-name="ce3"/>
          <table:table-cell table:style-name="ce14"/>
          <table:table-cell table:style-name="ce3" office:value-type="string">
            <text:p>Mouser</text:p>
          </table:table-cell>
          <table:table-cell table:style-name="ce3" table:number-columns-repeated="1017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9" office:value-type="string" table:number-columns-spanned="3" table:number-rows-spanned="1">
            <text:p>Logging point component list</text:p>
          </table:table-cell>
          <table:covered-table-cell table:style-name="ce10"/>
          <table:covered-table-cell/>
          <table:table-cell/>
          <table:table-cell table:style-name="Default"/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F200PD1</text:p>
          </table:table-cell>
          <table:table-cell office:value-type="string">
            <text:p>Synapse RF transciever</text:p>
          </table:table-cell>
          <table:table-cell table:number-columns-repeated="2"/>
          <table:table-cell office:value-type="currency" office:currency="USD" office:value="40">
            <text:p>$40,00</text:p>
          </table:table-cell>
          <table:table-cell office:value-type="string">
            <text:p>Future Electronics / Solarobotics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F Antenna 15 dBi Omnidirectional</text:p>
          </table:table-cell>
          <table:table-cell table:number-columns-repeated="2"/>
          <table:table-cell office:value-type="currency" office:currency="USD" office:value="150">
            <text:p>$150,00</text:p>
          </table:table-cell>
          <table:table-cell office:value-type="string">
            <text:p>Radiolabs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RF power amplifier</text:p>
          </table:table-cell>
          <table:table-cell table:style-name="ce2" table:number-columns-repeated="2"/>
          <table:table-cell table:style-name="ce13" office:value-type="currency" office:currency="USD" office:value="180">
            <text:p>$180,00</text:p>
          </table:table-cell>
          <table:table-cell table:style-name="ce2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N132HO-NR</text:p>
          </table:table-cell>
          <table:table-cell office:value-type="string">
            <text:p>SNAPStick USB module</text:p>
          </table:table-cell>
          <table:table-cell table:number-columns-repeated="2"/>
          <table:table-cell office:value-type="currency" office:currency="USD" office:value="37.23">
            <text:p>$37,23</text:p>
          </table:table-cell>
          <table:table-cell office:value-type="string">
            <text:p>Future Electronic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Logging computer (Linux)</text:p>
          </table:table-cell>
          <table:table-cell table:number-columns-repeated="1021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6T17:23:54</meta:creation-date>
    <meta:generator>LibreOffice/3.5$Linux_X86_64 LibreOffice_project/350m1$Build-102</meta:generator>
    <dc:date>2012-04-22T19:03:45</dc:date>
    <meta:editing-duration>PT6H54M14S</meta:editing-duration>
    <meta:editing-cycles>85</meta:editing-cycles>
    <dc:creator>Gaute Hope</dc:creator>
    <meta:document-statistic meta:table-count="3" meta:cell-count="125" meta:object-count="0"/>
  </office:meta>
</office:document-meta>
</file>